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40DF1F23D4.png" manifest:media-type=""/>
  <manifest:file-entry manifest:full-path="Pictures/10000000000001E00000014067AE2F2A.png" manifest:media-type=""/>
  <manifest:file-entry manifest:full-path="Pictures/10000000000001E00000014091675D79.png" manifest:media-type=""/>
  <manifest:file-entry manifest:full-path="Pictures/10000000000001E0000001409047E956.png" manifest:media-type=""/>
  <manifest:file-entry manifest:full-path="Pictures/10000000000001E0000001405FC64A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1E0000001405FC64ACF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1E0000001409047E956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1E00000014067AE2F2A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1E000000140DF1F23D4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1E00000014091675D79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0.3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8.8cm" svg:y="0.3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4.7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8.8cm" svg:y="4.7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9.1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5:19:29.549971507</dc:date>
    <meta:editing-duration>PT47M9S</meta:editing-duration>
    <meta:editing-cycles>21</meta:editing-cycles>
    <meta:generator>LibreOffice/4.1.5.3$Linux_X86_64 LibreOffice_project/410m0$Build-3</meta:generator>
    <meta:document-statistic meta:object-count="30"/>
  </office:meta>
</office:document-meta>
</file>